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2.0272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/>
      <style:text-properties fo:color="#c9211e"/>
    </style:style>
    <style:style style:name="ce1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pd1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10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rait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ri</text:p>
          </table:table-cell>
          <table:table-cell table:style-name="ce10" office:value-type="string" calcext:value-type="string">
            <text:p>category_manual</text:p>
          </table:table-cell>
          <table:table-cell table:style-name="ce12" office:value-type="string" calcext:value-type="string">
            <text:p>category</text:p>
          </table:table-cell>
          <table:table-cell table:style-name="ce12" table:number-columns-repeated="4"/>
          <table:table-cell table:style-name="ce7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EFO:1001870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http://www.ebi.ac.uk/efo/EFO_1001870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http://www.ebi.ac.uk/efo/EFO_00038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http://www.ebi.ac.uk/efo/EFO_000067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http://www.ebi.ac.uk/efo/EFO_0002609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table:style-name="ce11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:0011962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http://purl.obolibrary.org/obo/MONDO_001196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EFO:1002011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http://www.ebi.ac.uk/efo/EFO_100201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ttp://www.ebi.ac.uk/efo/EFO_0003144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http://www.ebi.ac.uk/efo/EFO_000136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http://purl.obolibrary.org/obo/NCIT_C84449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http://www.ebi.ac.uk/efo/EFO_1000416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http://www.ebi.ac.uk/efo/EFO_000388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http://www.ebi.ac.uk/efo/EFO_000107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http://www.ebi.ac.uk/efo/EFO_0004339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http://www.ebi.ac.uk/efo/EFO_0007788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:002550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ttp://purl.obolibrary.org/obo/HP_0025502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:0000571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http://www.ebi.ac.uk/efo/EFO_0000571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ttp://purl.obolibrary.org/obo/HP_0000964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http://www.ebi.ac.uk/efo/EFO_0004713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http://purl.obolibrary.org/obo/MONDO_0005090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DOID:2531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http://purl.obolibrary.org/obo/DOID_2531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NCIT:C2920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http://purl.obolibrary.org/obo/NCIT_C292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http://purl.obolibrary.org/obo/MONDO_0004847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413838009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http://snomed.info/id/41383800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EFO:0009544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http://www.ebi.ac.uk/efo/EFO_000954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http://www.ebi.ac.uk/efo/EFO_000968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http://www.ebi.ac.uk/efo/EFO_000479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266556005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http://snomed.info/id/26655600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http://purl.obolibrary.org/obo/MONDO_0001592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http://www.ebi.ac.uk/efo/EFO_100083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301179007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http://snomed.info/id/301179007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MP:0003293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http://purl.obolibrary.org/obo/MP_000329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style-name="ce9"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:0009606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http://www.ebi.ac.uk/efo/EFO_0009606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MP:0005161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http://purl.obolibrary.org/obo/MP_000516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95570007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http://snomed.info/id/95570007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MONDO:0021400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http://purl.obolibrary.org/obo/MONDO_002140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39772007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http://snomed.info/id/3977200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198268002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http://snomed.info/id/19826800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ukb-b-8988</text:p>
          </table:table-cell>
          <table:table-cell table:style-name="ce8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snomed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http://snomed.info/id/25924004</text:p>
          </table:table-cell>
          <table:table-cell table:number-columns-repeated="2" table:style-name="ce8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http://purl.obolibrary.org/obo/MONDO_000102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http://purl.obolibrary.org/obo/NCIT_C933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http://www.ebi.ac.uk/efo/EFO_000034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http://www.ebi.ac.uk/efo/EFO_0005773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http://www.ebi.ac.uk/efo/EFO_000967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http://purl.obolibrary.org/obo/MONDO_0021661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ukb-d-I9_STR</text:p>
          </table:table-cell>
          <table:table-cell table:style-name="ce8"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table:style-name="ce8" office:value-type="string" calcext:value-type="string">
            <text:p>Cardiovascular disease</text:p>
          </table:table-cell>
          <table:table-cell table:style-name="ce8"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EFO:0010282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http://www.ebi.ac.uk/efo/EFO_0010282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http://snomed.info/id/20129400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:0008622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http://www.ebi.ac.uk/efo/EFO_000862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MP:0001629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http://purl.obolibrary.org/obo/MP_000162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P:0005957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ttp://purl.obolibrary.org/obo/HP_000595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ukb-d-XIII_MUSCULOSKELET</text:p>
          </table:table-cell>
          <table:table-cell table:style-name="ce9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http://purl.obolibrary.org/obo/NCIT_C12754</text:p>
          </table:table-cell>
          <table:table-cell table:style-name="ce9" office:value-type="string" calcext:value-type="string">
            <text:p>Other disease</text:p>
          </table:table-cell>
          <table:table-cell table:style-name="ce9"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1T16:00:25.488523598</dc:date>
    <meta:editing-duration>PT8H51M41S</meta:editing-duration>
    <meta:editing-cycles>329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